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'Helvetica Neue', Arial, sans-serif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MU Serif" fo:font-size="12pt" fo:font-style="italic" fo:font-weight="normal" officeooo:rsid="002592ac" officeooo:paragraph-rsid="002592ac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12pt" fo:font-style="italic" fo:font-weight="normal" officeooo:rsid="0043e8ea" officeooo:paragraph-rsid="0043e8ea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MU Serif" fo:font-size="12pt" fo:font-weight="normal" officeooo:rsid="002178a7" officeooo:paragraph-rsid="00455277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MU Serif" fo:font-size="12pt" fo:font-weight="bold" officeooo:rsid="002178a7" officeooo:paragraph-rsid="002c6b1b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12pt" fo:font-weight="bold" officeooo:rsid="002592ac" officeooo:paragraph-rsid="0036f7f4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12pt" fo:font-weight="bold" officeooo:rsid="002308ef" officeooo:paragraph-rsid="002308ef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CMU Serif" fo:font-size="12pt" fo:font-weight="bold" officeooo:rsid="002308ef" officeooo:paragraph-rsid="005e79a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MU Serif" fo:font-size="12pt" officeooo:rsid="0034b12c" officeooo:paragraph-rsid="005e79a1" style:font-size-asian="12pt" style:font-size-complex="12pt"/>
    </style:style>
    <style:style style:name="P9" style:family="paragraph" style:parent-style-name="Standard">
      <style:text-properties style:font-name="CMU Serif" fo:font-size="12pt" officeooo:paragraph-rsid="001fc16d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MU Serif" fo:font-size="18pt" fo:font-weight="bold" officeooo:rsid="001fc16d" officeooo:paragraph-rsid="001fc16d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CMU Serif" fo:font-size="8pt" fo:font-weight="bold" officeooo:rsid="002178a7" officeooo:paragraph-rsid="002c6b1b" style:font-size-asian="7pt" style:font-weight-asian="bold" style:font-size-complex="8pt" style:font-weight-complex="bold"/>
    </style:style>
    <style:style style:name="P12" style:family="paragraph" style:parent-style-name="Standard">
      <style:text-properties style:font-name="CMU Serif" fo:font-size="8pt" fo:font-weight="bold" officeooo:rsid="002178a7" officeooo:paragraph-rsid="002178a7" style:font-size-asian="7pt" style:font-weight-asian="bold" style:font-size-complex="8pt" style:font-weight-complex="bold"/>
    </style:style>
    <style:style style:name="P13" style:family="paragraph" style:parent-style-name="Standard">
      <style:text-properties style:font-name="CMU Serif" fo:font-size="7pt" fo:font-weight="bold" officeooo:rsid="002178a7" officeooo:paragraph-rsid="002178a7" style:font-size-asian="6.09999990463257pt" style:font-weight-asian="bold" style:font-size-complex="7pt" style:font-weight-complex="bold"/>
    </style:style>
    <style:style style:name="P14" style:family="paragraph" style:parent-style-name="Standard">
      <style:text-properties style:font-name="CMU Serif" fo:font-size="7pt" fo:font-weight="bold" officeooo:rsid="002308ef" officeooo:paragraph-rsid="0027cc74" style:font-size-asian="6.09999990463257pt" style:font-weight-asian="bold" style:font-size-complex="7pt" style:font-weight-complex="bold"/>
    </style:style>
    <style:style style:name="P15" style:family="paragraph" style:parent-style-name="Standard">
      <style:text-properties style:font-name="CMU Serif" fo:font-size="7pt" fo:font-weight="bold" officeooo:rsid="002308ef" officeooo:paragraph-rsid="002308ef" style:font-size-asian="6.09999990463257pt" style:font-weight-asian="bold" style:font-size-complex="7pt" style:font-weight-complex="bold"/>
    </style:style>
    <style:style style:name="P16" style:family="paragraph" style:parent-style-name="Standard">
      <style:text-properties style:font-name="CMU Serif" fo:font-size="7pt" fo:font-weight="bold" officeooo:rsid="002308ef" officeooo:paragraph-rsid="005d2f20" style:font-size-asian="6.09999990463257pt" style:font-weight-asian="bold" style:font-size-complex="7pt" style:font-weight-complex="bold"/>
    </style:style>
    <style:style style:name="P17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7pt" fo:font-style="normal" fo:font-weight="normal" officeooo:rsid="002a2347" officeooo:paragraph-rsid="0033e6b2" style:font-size-asian="6.09999990463257pt" style:font-style-asian="normal" style:font-weight-asian="normal" style:font-size-complex="7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7pt" fo:font-style="normal" fo:font-weight="normal" officeooo:rsid="002a2347" officeooo:paragraph-rsid="002fb0ce" style:font-size-asian="6.09999990463257pt" style:font-style-asian="normal" style:font-weight-asian="normal" style:font-size-complex="7pt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style:font-name="CMU Serif" fo:font-size="7pt" fo:font-weight="normal" officeooo:rsid="004eda81" officeooo:paragraph-rsid="002c6b1b" style:font-size-asian="6.09999990463257pt" style:font-weight-asian="normal" style:font-size-complex="7pt" style:font-weight-complex="normal"/>
    </style:style>
    <style:style style:name="P20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fo:font-size="12pt" officeooo:paragraph-rsid="0057cfee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fo:font-size="12pt" officeooo:paragraph-rsid="0043e8ea" style:font-size-asian="12pt" style:font-size-complex="12pt"/>
    </style:style>
    <style:style style:name="P22" style:family="paragraph" style:parent-style-name="Standard">
      <style:text-properties fo:font-size="12pt" officeooo:paragraph-rsid="002308ef" style:font-size-asian="12pt" style:font-size-complex="12pt"/>
    </style:style>
    <style:style style:name="P23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fo:font-size="12pt" fo:font-style="italic" officeooo:rsid="00433b65" officeooo:paragraph-rsid="00433b65" style:font-size-asian="12pt" style:font-style-asian="italic" style:font-size-complex="12pt" style:font-style-complex="italic"/>
    </style:style>
    <style:style style:name="P24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fo:font-size="12pt" fo:font-style="italic" officeooo:rsid="0043e8ea" officeooo:paragraph-rsid="0043e8ea" style:font-size-asian="12pt" style:font-style-asian="italic" style:font-size-complex="12pt" style:font-style-complex="italic"/>
    </style:style>
    <style:style style:name="P25" style:family="paragraph" style:parent-style-name="Standard">
      <style:paragraph-properties>
        <style:tab-stops>
          <style:tab-stop style:position="6.6929in" style:type="right"/>
        </style:tab-stops>
      </style:paragraph-properties>
      <style:text-properties officeooo:paragraph-rsid="0033e6b2"/>
    </style:style>
    <style:style style:name="P26" style:family="paragraph" style:parent-style-name="Horizontal_20_Line">
      <style:text-properties officeooo:paragraph-rsid="0027cc74"/>
    </style:style>
    <style:style style:name="P27" style:family="paragraph" style:parent-style-name="Horizontal_20_Line">
      <style:text-properties officeooo:paragraph-rsid="005d2f20"/>
    </style:style>
    <style:style style:name="P28" style:family="paragraph" style:parent-style-name="Standard" style:list-style-name="L1">
      <style:text-properties style:font-name="CMU Serif" fo:font-size="12pt" fo:font-weight="normal" officeooo:rsid="0064e207" officeooo:paragraph-rsid="0064e207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style:font-name="CMU Serif" fo:font-size="12pt" fo:font-weight="normal" officeooo:rsid="0064e207" officeooo:paragraph-rsid="0065eeba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style:font-name="CMU Serif" fo:font-size="12pt" fo:font-weight="normal" officeooo:rsid="006ebfd8" officeooo:paragraph-rsid="006ebfd8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style:font-name="CMU Serif" fo:font-size="12pt" fo:font-weight="normal" officeooo:rsid="00479966" officeooo:paragraph-rsid="0064e207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text-properties style:font-name="CMU Serif" fo:font-size="12pt" fo:font-weight="normal" officeooo:rsid="00479966" officeooo:paragraph-rsid="005e79a1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font-name="CMU Serif" fo:font-size="12pt" fo:font-weight="normal" officeooo:rsid="005cbbe6" officeooo:paragraph-rsid="005cbbe6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text-properties style:font-name="CMU Serif" fo:font-size="12pt" fo:font-weight="normal" officeooo:rsid="0060ee21" officeooo:paragraph-rsid="0060ee21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style:font-name="CMU Serif" fo:font-size="12pt" fo:font-weight="normal" officeooo:rsid="004b7669" officeooo:paragraph-rsid="004b7669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style:font-name="CMU Serif" fo:font-size="12pt" fo:font-weight="normal" officeooo:rsid="004bbdd3" officeooo:paragraph-rsid="004bbdd3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officeooo:paragraph-rsid="004e6cc7" style:font-size-asian="12pt" style:font-size-complex="12pt"/>
    </style:style>
    <style:style style:name="P38" style:family="paragraph" style:parent-style-name="Standard" style:list-style-name="L2">
      <style:text-properties fo:font-size="12pt" officeooo:paragraph-rsid="00479966" style:font-size-asian="12pt" style:font-size-complex="12pt"/>
    </style:style>
    <style:style style:name="P39" style:family="paragraph" style:parent-style-name="Standard" style:list-style-name="L2">
      <style:text-properties fo:font-size="12pt" officeooo:rsid="004b7669" officeooo:paragraph-rsid="00548186" style:font-size-asian="12pt" style:font-size-complex="12pt"/>
    </style:style>
    <style:style style:name="P40" style:family="paragraph" style:parent-style-name="Standard" style:list-style-name="L3">
      <style:text-properties officeooo:paragraph-rsid="00626205"/>
    </style:style>
    <style:style style:name="P41" style:family="paragraph" style:parent-style-name="Standard" style:list-style-name="L3">
      <style:text-properties officeooo:paragraph-rsid="0065eeba"/>
    </style:style>
    <style:style style:name="P42" style:family="paragraph" style:parent-style-name="Standard" style:list-style-name="L3">
      <style:text-properties officeooo:rsid="006b031b" officeooo:paragraph-rsid="006b031b"/>
    </style:style>
    <style:style style:name="T1" style:family="text">
      <style:text-properties style:text-position="super 58%"/>
    </style:style>
    <style:style style:name="T2" style:family="text">
      <style:text-properties style:font-name="CMU Serif" fo:font-weight="bold" officeooo:rsid="002c6b1b" style:font-weight-asian="bold" style:font-weight-complex="bold"/>
    </style:style>
    <style:style style:name="T3" style:family="text">
      <style:text-properties style:font-name="CMU Serif" fo:font-weight="bold" officeooo:rsid="002308ef" style:font-weight-asian="bold" style:font-weight-complex="bold"/>
    </style:style>
    <style:style style:name="T4" style:family="text">
      <style:text-properties style:font-name="CMU Serif" fo:font-weight="bold" officeooo:rsid="00433b65" style:font-weight-asian="bold" style:font-weight-complex="bold"/>
    </style:style>
    <style:style style:name="T5" style:family="text">
      <style:text-properties style:font-name="CMU Serif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CMU Serif" fo:font-size="13pt" fo:font-weight="bold" officeooo:rsid="00626205" style:font-size-asian="13pt" style:font-weight-asian="bold" style:font-size-complex="13pt" style:font-weight-complex="bold"/>
    </style:style>
    <style:style style:name="T7" style:family="text">
      <style:text-properties style:font-name="CMU Serif" fo:font-size="13pt" fo:font-weight="bold" officeooo:rsid="0065eeba" style:font-size-asian="13pt" style:font-weight-asian="bold" style:font-size-complex="13pt" style:font-weight-complex="bold"/>
    </style:style>
    <style:style style:name="T8" style:family="text">
      <style:text-properties style:font-name="CMU Serif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CMU Serif" fo:font-size="13pt" fo:font-weight="normal" officeooo:rsid="00626205" style:font-size-asian="13pt" style:font-weight-asian="normal" style:font-size-complex="13pt" style:font-weight-complex="normal"/>
    </style:style>
    <style:style style:name="T10" style:family="text">
      <style:text-properties style:font-name="CMU Serif" fo:font-size="13pt" fo:font-weight="normal" officeooo:rsid="0065eeba" style:font-size-asian="13pt" style:font-weight-asian="normal" style:font-size-complex="13pt" style:font-weight-complex="normal"/>
    </style:style>
    <style:style style:name="T11" style:family="text">
      <style:text-properties style:font-name="CMU Serif" fo:font-size="13pt" fo:font-weight="normal" officeooo:rsid="006b031b" style:font-size-asian="13pt" style:font-weight-asian="normal" style:font-size-complex="13pt" style:font-weight-complex="normal"/>
    </style:style>
    <style:style style:name="T12" style:family="text">
      <style:text-properties style:font-name="CMU Serif" fo:font-size="13pt" fo:font-weight="normal" officeooo:rsid="0073190c" style:font-size-asian="13pt" style:font-weight-asian="normal" style:font-size-complex="13pt" style:font-weight-complex="normal"/>
    </style:style>
    <style:style style:name="T13" style:family="text">
      <style:text-properties style:font-name="CMU Serif" fo:font-size="13pt" fo:font-weight="normal" officeooo:rsid="0073cc26" style:font-size-asian="13pt" style:font-weight-asian="normal" style:font-size-complex="13pt" style:font-weight-complex="normal"/>
    </style:style>
    <style:style style:name="T14" style:family="text">
      <style:text-properties style:font-name="CMU Serif" fo:font-style="normal" fo:font-weight="normal" officeooo:rsid="002a2347" style:font-style-asian="normal" style:font-weight-asian="normal" style:font-style-complex="normal" style:font-weight-complex="normal"/>
    </style:style>
    <style:style style:name="T15" style:family="text">
      <style:text-properties style:font-name="CMU Serif" fo:font-style="normal" fo:font-weight="normal" officeooo:rsid="002c6b1b" style:font-style-asian="normal" style:font-weight-asian="normal" style:font-style-complex="normal" style:font-weight-complex="normal"/>
    </style:style>
    <style:style style:name="T16" style:family="text">
      <style:text-properties style:font-name="CMU Serif" fo:font-style="normal" fo:font-weight="normal" officeooo:rsid="002f3826" style:font-style-asian="normal" style:font-weight-asian="normal" style:font-style-complex="normal" style:font-weight-complex="normal"/>
    </style:style>
    <style:style style:name="T17" style:family="text">
      <style:text-properties style:font-name="CMU Serif" fo:font-style="italic" officeooo:rsid="002308ef" style:font-style-asian="italic" style:font-style-complex="italic"/>
    </style:style>
    <style:style style:name="T18" style:family="text">
      <style:text-properties style:font-name="CMU Serif" fo:font-style="italic" officeooo:rsid="0023cbdb" style:font-style-asian="italic" style:font-style-complex="italic"/>
    </style:style>
    <style:style style:name="T19" style:family="text">
      <style:text-properties style:font-name="CMU Serif" fo:font-style="italic" officeooo:rsid="006ebfd8" style:font-style-asian="italic" style:font-style-complex="italic"/>
    </style:style>
    <style:style style:name="T20" style:family="text">
      <style:text-properties style:font-name="CMU Serif" fo:font-weight="normal" style:font-weight-asian="normal" style:font-weight-complex="normal"/>
    </style:style>
    <style:style style:name="T21" style:family="text">
      <style:text-properties style:font-name="CMU Serif" fo:font-weight="normal" officeooo:rsid="002f3826" style:font-weight-asian="normal" style:font-weight-complex="normal"/>
    </style:style>
    <style:style style:name="T22" style:family="text">
      <style:text-properties style:font-name="CMU Serif" fo:font-weight="normal" officeooo:rsid="0033e6b2" style:font-weight-asian="normal" style:font-weight-complex="normal"/>
    </style:style>
    <style:style style:name="T23" style:family="text">
      <style:text-properties style:font-name="CMU Serif" fo:font-weight="normal" officeooo:rsid="004e6cc7" style:font-weight-asian="normal" style:font-weight-complex="normal"/>
    </style:style>
    <style:style style:name="T24" style:family="text">
      <style:text-properties style:font-name="CMU Serif" fo:font-weight="normal" officeooo:rsid="004e86f6" style:font-weight-asian="normal" style:font-weight-complex="normal"/>
    </style:style>
    <style:style style:name="T25" style:family="text">
      <style:text-properties style:font-name="CMU Serif" fo:font-weight="normal" officeooo:rsid="004e6f2c" style:font-weight-asian="normal" style:font-weight-complex="normal"/>
    </style:style>
    <style:style style:name="T26" style:family="text">
      <style:text-properties style:font-name="CMU Serif" fo:font-weight="normal" officeooo:rsid="004eda81" style:font-weight-asian="normal" style:font-weight-complex="normal"/>
    </style:style>
    <style:style style:name="T27" style:family="text">
      <style:text-properties style:font-name="CMU Serif" fo:font-weight="normal" officeooo:rsid="004b4bf4" style:font-weight-asian="normal" style:font-weight-complex="normal"/>
    </style:style>
    <style:style style:name="T28" style:family="text">
      <style:text-properties style:font-name="CMU Serif" fo:font-weight="normal" officeooo:rsid="00479966" style:font-weight-asian="normal" style:font-weight-complex="normal"/>
    </style:style>
    <style:style style:name="T29" style:family="text">
      <style:text-properties style:font-name="CMU Serif" fo:font-weight="normal" officeooo:rsid="00548186" style:font-weight-asian="normal" style:font-weight-complex="normal"/>
    </style:style>
    <style:style style:name="T30" style:family="text">
      <style:text-properties style:font-name="CMU Serif" fo:font-weight="normal" officeooo:rsid="0058d59d" style:font-weight-asian="normal" style:font-weight-complex="normal"/>
    </style:style>
    <style:style style:name="T31" style:family="text">
      <style:text-properties style:font-name="CMU Serif" fo:font-weight="normal" officeooo:rsid="005a114c" style:font-weight-asian="normal" style:font-weight-complex="normal"/>
    </style:style>
    <style:style style:name="T32" style:family="text">
      <style:text-properties style:font-name="CMU Serif" fo:font-size="12pt" fo:font-weight="bold" officeooo:rsid="00433b65" style:font-size-asian="12pt" style:font-weight-asian="bold" style:font-size-complex="12pt" style:font-weight-complex="bold"/>
    </style:style>
    <style:style style:name="T33" style:family="text">
      <style:text-properties style:font-name="CMU Serif" fo:font-size="12pt" fo:font-weight="bold" officeooo:rsid="002c6b1b" style:font-size-asian="12pt" style:font-weight-asian="bold" style:font-size-complex="12pt" style:font-weight-complex="bold"/>
    </style:style>
    <style:style style:name="T34" style:family="text">
      <style:text-properties style:font-name="CMU Serif" fo:font-size="12pt" fo:font-weight="bold" officeooo:rsid="002308ef" style:font-size-asian="12pt" style:font-weight-asian="bold" style:font-size-complex="12pt" style:font-weight-complex="bold"/>
    </style:style>
    <style:style style:name="T35" style:family="text">
      <style:text-properties style:font-name="CMU Serif" fo:font-size="12pt" fo:font-style="normal" fo:font-weight="normal" officeooo:rsid="0033e6b2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CMU Serif" fo:font-size="12pt" fo:font-style="normal" fo:font-weight="normal" officeooo:rsid="002f3826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CMU Serif" fo:font-size="12pt" fo:font-style="normal" fo:font-weight="normal" officeooo:rsid="002c6b1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CMU Serif" fo:font-size="12pt" fo:font-style="normal" fo:font-weight="normal" officeooo:rsid="00626205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3pt" fo:font-weight="normal" officeooo:rsid="002c6b1b" style:font-size-asian="13pt" style:font-weight-asian="normal" style:font-size-complex="13pt" style:font-weight-complex="normal"/>
    </style:style>
    <style:style style:name="T40" style:family="text">
      <style:text-properties fo:font-size="13pt" fo:font-weight="normal" officeooo:rsid="0027cc74" style:font-size-asian="13pt" style:font-weight-asian="normal" style:font-size-complex="13pt" style:font-weight-complex="normal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size="15pt" officeooo:rsid="005d2f20" style:font-size-asian="15pt" style:font-size-complex="15pt"/>
    </style:style>
    <style:style style:name="T43" style:family="text">
      <style:text-properties fo:font-size="15pt" officeooo:rsid="0027cc74" style:font-size-asian="15pt" style:font-size-complex="15pt"/>
    </style:style>
    <style:style style:name="T44" style:family="text">
      <style:text-properties officeooo:rsid="002a2347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16fba9" style:font-style-asian="italic" style:font-style-complex="italic"/>
    </style:style>
    <style:style style:name="T47" style:family="text">
      <style:text-properties fo:font-style="italic" officeooo:rsid="002c6d68" style:font-style-asian="italic" style:font-style-complex="italic"/>
    </style:style>
    <style:style style:name="T48" style:family="text">
      <style:text-properties fo:font-weight="normal" officeooo:rsid="0036f7f4" style:font-weight-asian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16fba9" style:font-style-asian="normal" style:font-style-complex="normal"/>
    </style:style>
    <style:style style:name="T51" style:family="text">
      <style:text-properties fo:font-style="normal" officeooo:rsid="002c6d68" style:font-style-asian="normal" style:font-style-complex="normal"/>
    </style:style>
    <style:style style:name="T52" style:family="text">
      <style:text-properties fo:font-style="normal" fo:font-weight="normal" officeooo:rsid="002a234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6f7f4" style:font-style-asian="normal" style:font-weight-asian="normal" style:font-style-complex="normal" style:font-weight-complex="normal"/>
    </style:style>
    <style:style style:name="T54" style:family="text">
      <style:text-properties officeooo:rsid="00567fe6"/>
    </style:style>
    <style:style style:name="T55" style:family="text">
      <style:text-properties officeooo:rsid="005b69ef"/>
    </style:style>
    <style:style style:name="T56" style:family="text">
      <style:text-properties officeooo:rsid="005d2f20"/>
    </style:style>
    <style:style style:name="T57" style:family="text">
      <style:text-properties officeooo:rsid="0027cc74"/>
    </style:style>
    <style:style style:name="T58" style:family="text">
      <style:text-properties style:text-underline-style="none"/>
    </style:style>
    <style:style style:name="T59" style:family="text">
      <style:text-properties officeooo:rsid="0066c769"/>
    </style:style>
    <style:style style:name="T60" style:family="text">
      <style:text-properties officeooo:rsid="00678bad"/>
    </style:style>
    <style:style style:name="T61" style:family="text">
      <style:text-properties officeooo:rsid="00738419"/>
    </style:style>
    <style:style style:name="T62" style:family="text">
      <style:text-properties officeooo:rsid="0073c0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5">Derek </text:span>Reissenzahn</text:p>
      <text:p text:style-name="P8"><text:span text:style-name="T58">reissenzahn.com</text:span> | dreissenzahn@protonmail.com | 064 685 5568</text:p>
      <text:p text:style-name="P9"/>
      <text:p text:style-name="Horizontal_20_Line"><text:span text:style-name="T41">E</text:span>DUCATION</text:p>
      <text:p text:style-name="P15"/>
      <text:p text:style-name="P6">University of Cape Town<text:tab/><text:span text:style-name="T48">Jan. </text:span><text:span text:style-name="T52">2019 – </text:span><text:span text:style-name="T53">Dec. </text:span><text:span text:style-name="T52">2021</text:span></text:p>
      <text:p text:style-name="P22"><text:span text:style-name="T17">B</text:span><text:span text:style-name="T18">Sc.</text:span><text:span text:style-name="T19"> </text:span><text:span text:style-name="T17">Pure Mathematics and Computer Science</text:span></text:p>
      <text:p text:style-name="P13"/>
      <text:list xml:id="list3601877254" text:style-name="L1">
        <text:list-item>
          <text:p text:style-name="P28">Vice-Chancellor’s Scholarship <text:span text:style-name="T59">(2019)</text:span>.</text:p>
        </text:list-item>
        <text:list-item>
          <text:p text:style-name="P29">Dean’s Merit List <text:span text:style-name="T59">(</text:span>2021<text:span text:style-name="T59">)</text:span>.</text:p>
        </text:list-item>
        <text:list-item>
          <text:p text:style-name="P30">Degree awarded with distinction and distinction in both majors.</text:p>
        </text:list-item>
        <text:list-item>
          <text:p text:style-name="P31"><text:span text:style-name="T59">Overall</text:span> GPA: 88.53%.</text:p>
        </text:list-item>
      </text:list>
      <text:p text:style-name="P13"/>
      <text:p text:style-name="P5">Bishops Diocesan Colleg<text:span text:style-name="T44">e<text:tab/></text:span><text:span text:style-name="T48">Jan. </text:span><text:span text:style-name="T52">2013 – </text:span><text:span text:style-name="T53">Dec. </text:span><text:span text:style-name="T52">2018</text:span></text:p>
      <text:p text:style-name="P1">National Senior Certificate</text:p>
      <text:p text:style-name="P12"/>
      <text:list xml:id="list62539978" text:style-name="L2">
        <text:list-item>
          <text:p text:style-name="P32">2<text:span text:style-name="T1">nd</text:span> place <text:span text:style-name="T60">Western Cape</text:span> matriculant (2018).</text:p>
        </text:list-item>
        <text:list-item>
          <text:p text:style-name="P32">Dux Scholar, <text:span text:style-name="T61">Bishops Diocesan College</text:span> (2018).</text:p>
        </text:list-item>
      </text:list>
      <text:p text:style-name="P7"/>
      <text:p text:style-name="P26"><text:span text:style-name="T41">E</text:span><text:span text:style-name="T39">XPERIENCE</text:span></text:p>
      <text:p text:style-name="P14"/>
      <text:p text:style-name="P25"><text:span text:style-name="T32">Software Development</text:span><text:span text:style-name="T33"> Internship</text:span><text:span text:style-name="T34"><text:tab/></text:span><text:span text:style-name="T35">Dec</text:span><text:span text:style-name="T36">. 2020</text:span><text:span text:style-name="T37"> – </text:span><text:span text:style-name="T38">Feb</text:span><text:span text:style-name="T37">. </text:span><text:span text:style-name="T36">202</text:span><text:span text:style-name="T38">1</text:span></text:p>
      <text:p text:style-name="P23"><text:span text:style-name="T21">S</text:span><text:span text:style-name="T20">kynamo</text:span></text:p>
      <text:p text:style-name="P17"/>
      <text:list xml:id="list115960700489613" text:continue-numbering="true" text:style-name="L2">
        <text:list-item>
          <text:p text:style-name="P33">Slack bot for managing Android Releases deployed using Terraform.</text:p>
        </text:list-item>
        <text:list-item>
          <text:p text:style-name="P34">Real-time bi-directional service integration.</text:p>
        </text:list-item>
      </text:list>
      <text:p text:style-name="P14"/>
      <text:p text:style-name="P21"><text:span text:style-name="T4">Software Development</text:span><text:span text:style-name="T2"> Internship</text:span><text:span text:style-name="T21"><text:tab/>Dec. 2019 – </text:span><text:span text:style-name="T22">Jan</text:span><text:span text:style-name="T21">. 2020</text:span></text:p>
      <text:p text:style-name="P24"><text:span text:style-name="T21">P</text:span><text:span text:style-name="T20">olymorph </text:span><text:span text:style-name="T31">Systems</text:span></text:p>
      <text:p text:style-name="P18"/>
      <text:list xml:id="list115961630879875" text:continue-numbering="true" text:style-name="L2">
        <text:list-item>
          <text:p text:style-name="P37"><text:span text:style-name="T23">Outlier detection models for detecting anomalous </text:span><text:span text:style-name="T24">readings from </text:span><text:span text:style-name="T23">I</text:span><text:span text:style-name="T25">o</text:span><text:span text:style-name="T23">T sensors.</text:span></text:p>
        </text:list-item>
        <text:list-item>
          <text:p text:style-name="P35">Fault-tolerant architecture for <text:span text:style-name="T56">running</text:span> data science workloads <text:span text:style-name="T56">using</text:span> Kubernetes.</text:p>
        </text:list-item>
        <text:list-item>
          <text:p text:style-name="P36">Web client application for management of <text:span text:style-name="T54">datasets and reviewing model output</text:span>.</text:p>
        </text:list-item>
      </text:list>
      <text:p text:style-name="P14"/>
      <text:p text:style-name="P20"><text:span text:style-name="T4">Software Development</text:span><text:span text:style-name="T2"> Internship</text:span><text:span text:style-name="T3"><text:tab/></text:span><text:span text:style-name="T15">Ju</text:span><text:span text:style-name="T16">n. 2019</text:span><text:span text:style-name="T15"> – Jul. </text:span><text:span text:style-name="T14">2019</text:span></text:p>
      <text:p text:style-name="P2"><text:span text:style-name="T44">S</text:span>kynamo</text:p>
      <text:p text:style-name="P19"/>
      <text:list xml:id="list115961573024004" text:continue-numbering="true" text:style-name="L2">
        <text:list-item>
          <text:p text:style-name="P38"><text:span text:style-name="T27">C</text:span><text:span text:style-name="T28">ollaborative filtering recommendation </text:span><text:span text:style-name="T27">engine</text:span><text:span text:style-name="T28"> using singular value </text:span><text:span text:style-name="T30">de</text:span><text:span text:style-name="T28">composition.</text:span></text:p>
        </text:list-item>
        <text:list-item>
          <text:p text:style-name="P39"><text:span text:style-name="T28">Graphical client application for </text:span><text:span text:style-name="T29">submitting support tickets between departments</text:span><text:span text:style-name="T26">.</text:span></text:p>
        </text:list-item>
      </text:list>
      <text:p text:style-name="P11"/>
      <text:p text:style-name="P3"><text:span text:style-name="T49">“Derek was able to add real business value on multiple projects assigned to him. Derek was friendly, easy to work with and extremely capable.” —</text:span><text:span text:style-name="T45"> </text:span><text:span text:style-name="T50">Wim Morris, COO </text:span><text:span text:style-name="T51">at </text:span><text:span text:style-name="T50">Skynamo</text:span></text:p>
      <text:p text:style-name="P4"/>
      <text:p text:style-name="P27"><text:span text:style-name="T42">C</text:span><text:span text:style-name="T40">URRENT</text:span><text:span text:style-name="T43"> P</text:span><text:span text:style-name="T57">ROJECTS</text:span><text:span text:style-name="T62">9</text:span></text:p>
      <text:p text:style-name="P16"/>
      <text:list xml:id="list2779435080" text:style-name="L3">
        <text:list-item>
          <text:p text:style-name="P40"><text:span text:style-name="T6">reissenzahn.com</text:span><text:span text:style-name="T9"> –</text:span><text:span text:style-name="T10"> writing </text:span><text:span text:style-name="T11">with a focus</text:span><text:span text:style-name="T10"> on data structures, network protocols, object-oriented design, distributed systems, </text:span><text:span text:style-name="T12">L</text:span><text:span text:style-name="T10">inux, etc.</text:span></text:p>
        </text:list-item>
        <text:list-item>
          <text:p text:style-name="P41"><text:span text:style-name="T7">dtorrent</text:span><text:span text:style-name="T10"> – efficient implementation of BitTorrent Protocol v1.0.</text:span></text:p>
        </text:list-item>
        <text:list-item>
          <text:p text:style-name="P42"><text:soft-page-break/><text:span text:style-name="T7">b</text:span><text:span text:style-name="T5">arman</text:span><text:span text:style-name="T8"> – </text:span><text:span text:style-name="T13">browser </text:span><text:span text:style-name="T8">tool for intelligently managing cocktail recipes</text:span><text:span text:style-name="T13"> using Sqlite compiled to WebAssembly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'Helvetica Neue', Arial, sans-serif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in" style:contextual-spacing="false" style:page-number="auto" fo:padding="0in" fo:border-left="none" fo:border-right="none" fo:border-top="none" fo:border-bottom="0.14pt solid #000000" text:number-lines="false" text:line-number="0" style:join-border="false">
        <style:tab-stops/>
      </style:paragraph-properties>
      <style:text-properties fo:font-size="13pt" fo:font-weight="normal" officeooo:rsid="002178a7" style:font-size-asian="13pt" style:font-weight-asian="normal" style:font-size-complex="13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1T14:44:04.560933536</meta:creation-date>
    <dc:date>2022-01-20T11:59:59.567594615</dc:date>
    <meta:editing-duration>P1DT23H59M48S</meta:editing-duration>
    <meta:editing-cycles>92</meta:editing-cycles>
    <meta:generator>LibreOffice/7.1.7.2$Linux_X86_64 LibreOffice_project/10$Build-2</meta:generator>
    <meta:print-date>2019-10-01T15:15:07.990876422</meta:print-date>
    <meta:document-statistic meta:table-count="0" meta:image-count="0" meta:object-count="0" meta:page-count="2" meta:paragraph-count="32" meta:word-count="234" meta:character-count="1686" meta:non-whitespace-character-count="1491"/>
  </office:meta>
</office:document-meta>
</file>